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902f"/>
    </style:style>
    <style:style style:name="P2" style:family="paragraph" style:parent-style-name="Table_20_Contents">
      <style:text-properties officeooo:rsid="001254fa" officeooo:paragraph-rsid="001c902f"/>
    </style:style>
    <style:style style:name="P3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0ee935" officeooo:paragraph-rsid="001c902f"/>
    </style:style>
    <style:style style:name="P4" style:family="paragraph" style:parent-style-name="Standard">
      <style:text-properties officeooo:rsid="001e37c7" officeooo:paragraph-rsid="001e37c7"/>
    </style:style>
    <style:style style:name="P5" style:family="paragraph" style:parent-style-name="Standard">
      <style:text-properties officeooo:rsid="001e37c7" officeooo:paragraph-rsid="00202bde"/>
    </style:style>
    <style:style style:name="P6" style:family="paragraph" style:parent-style-name="Standard" style:list-style-name="L1">
      <style:text-properties officeooo:rsid="001e37c7" officeooo:paragraph-rsid="00202bde"/>
    </style:style>
    <style:style style:name="P7" style:family="paragraph" style:parent-style-name="Standard" style:list-style-name="L1">
      <style:text-properties officeooo:rsid="001e37c7" officeooo:paragraph-rsid="00203a7a"/>
    </style:style>
    <style:style style:name="P8" style:family="paragraph" style:parent-style-name="Standard">
      <style:text-properties officeooo:rsid="001e37c7" officeooo:paragraph-rsid="00203a7a"/>
    </style:style>
    <style:style style:name="P9" style:family="paragraph" style:parent-style-name="Standard" style:list-style-name="L2">
      <style:text-properties officeooo:rsid="001e37c7" officeooo:paragraph-rsid="00203a7a"/>
    </style:style>
    <style:style style:name="P10" style:family="paragraph" style:parent-style-name="Standard">
      <style:paragraph-properties fo:line-height="150%"/>
      <style:text-properties officeooo:rsid="001e37c7" officeooo:paragraph-rsid="001e37c7"/>
    </style:style>
    <style:style style:name="P11" style:family="paragraph" style:parent-style-name="Standard" style:list-style-name="L2">
      <style:text-properties officeooo:paragraph-rsid="00203a7a"/>
    </style:style>
    <style:style style:name="P12" style:family="paragraph" style:parent-style-name="Standard">
      <style:text-properties officeooo:paragraph-rsid="00203a7a"/>
    </style:style>
    <style:style style:name="P13" style:family="paragraph" style:parent-style-name="Standard">
      <style:paragraph-properties fo:line-height="150%"/>
      <style:text-properties officeooo:paragraph-rsid="001e37c7"/>
    </style:style>
    <style:style style:name="P14" style:family="paragraph" style:parent-style-name="Standard">
      <style:paragraph-properties fo:line-height="150%"/>
      <style:text-properties officeooo:paragraph-rsid="00204403"/>
    </style:style>
    <style:style style:name="P15" style:family="paragraph" style:parent-style-name="Standard">
      <style:paragraph-properties fo:line-height="150%"/>
      <style:text-properties officeooo:paragraph-rsid="0021ece3"/>
    </style:style>
    <style:style style:name="T1" style:family="text">
      <style:text-properties officeooo:rsid="00268dfa"/>
    </style:style>
    <style:style style:name="T2" style:family="text">
      <style:text-properties officeooo:rsid="001c902f"/>
    </style:style>
    <style:style style:name="T3" style:family="text">
      <style:text-properties officeooo:rsid="001e37c7"/>
    </style:style>
    <style:style style:name="T4" style:family="text">
      <style:text-properties officeooo:rsid="00202bde"/>
    </style:style>
    <style:style style:name="T5" style:family="text">
      <style:text-properties officeooo:rsid="00203a7a"/>
    </style:style>
    <style:style style:name="T6" style:family="text">
      <style:text-properties officeooo:rsid="00204403"/>
    </style:style>
    <style:style style:name="T7" style:family="text">
      <style:text-properties officeooo:rsid="0021ec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2">Imi<text:span text:style-name="T1">ę</text:span> i nazwisko</text:p>
          </table:table-cell>
          <table:table-cell table:style-name="Nagłowek.B1" office:value-type="string">
            <text:p text:style-name="P2">Sylwester Macura</text:p>
          </table:table-cell>
        </table:table-row>
        <table:table-row>
          <table:table-cell table:style-name="Nagłowek.A2" office:value-type="string">
            <text:p text:style-name="P2">Kierunek </text:p>
          </table:table-cell>
          <table:table-cell table:style-name="Nagłowek.B2" office:value-type="string">
            <text:p text:style-name="P2">Informatyka Stosowana</text:p>
          </table:table-cell>
        </table:table-row>
        <table:table-row>
          <table:table-cell table:style-name="Nagłowek.A2" office:value-type="string">
            <text:p text:style-name="P2">Rok</text:p>
          </table:table-cell>
          <table:table-cell table:style-name="Nagłowek.B2" office:value-type="string">
            <text:p text:style-name="P2">3</text:p>
          </table:table-cell>
        </table:table-row>
        <table:table-row>
          <table:table-cell table:style-name="Nagłowek.A2" office:value-type="string">
            <text:p text:style-name="P2">Grupa</text:p>
          </table:table-cell>
          <table:table-cell table:style-name="Nagłowek.B2" office:value-type="string">
            <text:p text:style-name="P2">2</text:p>
          </table:table-cell>
        </table:table-row>
        <table:table-row>
          <table:table-cell table:style-name="Nagłowek.A2" office:value-type="string">
            <text:p text:style-name="P2">Temat</text:p>
          </table:table-cell>
          <table:table-cell table:style-name="Nagłowek.B2" office:value-type="string">
            <text:p text:style-name="P3"><text:span text:style-name="T3">Wyznaczanie</text:span><text:span text:style-name="T2"> wartości i wektorów własnych macierzy symetrycznej.</text:span></text:p>
          </table:table-cell>
        </table:table-row>
      </table:table>
      <text:p text:style-name="P1"/>
      <text:p text:style-name="P4">1. Wstęp teoretyczny</text:p>
      <text:p text:style-name="P4"/>
      <text:p text:style-name="P10"><text:tab/>Problem własny można zdefiniować następującą </text:p>
      <text:p text:style-name="P10"><draw:frame draw:style-name="fr2" draw:name="Obiekt1" text:anchor-type="as-char" svg:y="-0.377cm" svg:width="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span text:style-name="T3"><text:s/></text:span><text:span text:style-name="T3"><draw:frame draw:style-name="fr2" draw:name="Obiekt2" text:anchor-type="as-char" svg:y="-0.377cm" svg:width="1.535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"><text:span text:style-name="T3">A jest macierzą kwadratową o nxn xk jest wektorem własnym macierzy odpowiadającym wartości własnej </text:span><text:span text:style-name="T3"><draw:frame draw:style-name="fr2" draw:name="Obiekt3" text:anchor-type="as-char" svg:y="-0.316cm" svg:width="0.596cm" svg:height="0.469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<draw:frame draw:style-name="fr2" draw:name="Obiekt4" text:anchor-type="as-char" svg:y="-0.443cm" svg:width="2.544cm" svg:height="0.596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">. </text:span></text:p>
      <text:p text:style-name="P13"><text:span text:style-name="T3">Liczbę </text:span><text:span text:style-name="T3"><draw:frame draw:style-name="fr2" draw:name="Obiekt5" text:anchor-type="as-char" svg:y="-0.316cm" svg:width="0.462cm" svg:height="0.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nazywamy wartością własną macierzy jeśli istnieje taki niezerowy wektor x dla którego zachodzi </text:span><text:span text:style-name="T3"><draw:frame draw:style-name="fr2" draw:name="Obiekt6" text:anchor-type="as-char" svg:y="-0.377cm" svg:width="1.598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><text:span text:style-name="T3">Wektor x nazywamy prawostronnym wektorem własnym przynależnym wartości własnej </text:span><text:span text:style-name="T3"><draw:frame draw:style-name="fr2" draw:name="Obiekt7" text:anchor-type="as-char" svg:y="-0.316cm" svg:width="0.462cm" svg:height="0.34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3">Ciąg wszystkich wartości własnych macierzy nazywamy widmem macierzy a i oznaczamy Sp(a)</text:span></text:p>
      <text:p text:style-name="P13"><text:span text:style-name="T6">Aby wyznaczyć wartości własne macierzy A najpierw wyznaczamy macierz </text:span><text:span text:style-name="T3"><text:s/></text:span><text:span text:style-name="T3"><draw:frame draw:style-name="fr2" draw:name="Obiekt8" text:anchor-type="as-char" svg:y="-0.386cm" svg:width="2.531cm" svg:height="0.51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4"><text:span text:style-name="T6">Licząc wyznacznik tej macierzy otrzymamy równanie charakterystyczne macierzy. Licząc jego pierwiastki otrzymamy wartości własne macierzy.</text:span></text:p>
      <text:p text:style-name="P14"><text:span text:style-name="T6">Aby obliczyć wektory własne macierzy wstawiając do równania </text:span><text:span text:style-name="T6"><draw:frame draw:style-name="fr3" draw:name="Obiekt16" text:anchor-type="as-char" svg:y="-0.377cm" svg:width="1.628cm" svg:height="0.474cm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6">kolejne wartości własne. Rozwiązaniem będzie zbiór wektorów . Każdy z nich jest wektorem własnym macierzy A dla wartości </text:span><text:span text:style-name="T6"><draw:frame draw:style-name="fr3" draw:name="Obiekt17" text:anchor-type="as-char" svg:y="-0.316cm" svg:width="0.462cm" svg:height="0.34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6">.</text:span></text:p>
      <text:p text:style-name="P15"><text:span text:style-name="T7">Istnieje wiele zastosowań wartości własnych są one stosowanie w budownictwie, mechanice kwantowej , rankingu stron Google.</text:span></text:p>
      <text:p text:style-name="P4"/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4">2. Zadania do wykonania</text:span></text:p>
      <text:list xml:id="list1034234067923835982" text:style-name="L1">
        <text:list-item>
          <text:p text:style-name="P6"><text:span text:style-name="T4">znaleźć Wektory <text:s/></text:span><text:span text:style-name="T5">i wartości własne </text:span><text:span text:style-name="T4">własne macierzy A </text:span><text:span text:style-name="T4"><draw:frame draw:style-name="fr3" draw:name="Obiekt9" text:anchor-type="as-char" svg:y="-0.425cm" svg:width="2.205cm" svg:height="0.57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">dla i,j=1,2,3,4,5</text:span></text:p>
        </text:list-item>
        <text:list-item>
          <text:p text:style-name="P6"><text:span text:style-name="T4">znaleźć macierz przekształcenia P</text:span></text:p>
        </text:list-item>
        <text:list-item>
          <text:p text:style-name="P7"><text:span text:style-name="T5">porównać wartości własne ze wzorem </text:span><text:span text:style-name="T5"><draw:frame draw:style-name="fr3" draw:name="Obiekt13" text:anchor-type="as-char" svg:y="-0.691cm" svg:width="2.459cm" svg:height="1.141cm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</text:list>
      <text:p text:style-name="P8"><text:span text:style-name="T5">3. Wykonanie zadania</text:span></text:p>
      <text:list xml:id="list6263325766341315735" text:style-name="L2">
        <text:list-item>
          <text:p text:style-name="P9"><text:span text:style-name="T5">Macierz P</text:span></text:p>
          <text:p text:style-name="P9"><text:span text:style-name="T5"/></text:p>
        </text:list-item>
      </text:list>
      <text:p text:style-name="P8"><draw:frame draw:style-name="fr1" draw:name="Ramka1" text:anchor-type="paragraph" svg:width="9.296cm" draw:z-index="9"><draw:text-box fo:min-height="2.134cm"><text:p text:style-name="Table"><draw:frame draw:style-name="fr4" draw:name="Obiekt10" text:anchor-type="paragraph" svg:x="0.004cm" svg:y="0.002cm" svg:width="9.296cm" style:rel-width="100%" svg:height="2.134cm" style:rel-height="scale" draw:z-index="10"><draw:object xlink:href="./Object 10" xlink:type="simple" xlink:show="embed" xlink:actuate="onLoad"/><draw:image xlink:href="./ObjectReplacements/Object 10" xlink:type="simple" xlink:show="embed" xlink:actuate="onLoad"/></draw:frame>Tabela <text:sequence text:ref-name="refTable0" text:name="Table" text:formula="ooow:Table+1" style:num-format="1">1</text:sequence>: Macierz Przekształcenia</text:p></draw:text-box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list xml:id="list2101055005" text:continue-numbering="true" text:style-name="L2">
        <text:list-item>
          <text:p text:style-name="P11"><text:span text:style-name="T5">Macierz Y (macierz wektorów własnych)</text:span></text:p>
          <text:p text:style-name="P11"><text:span text:style-name="T5"/></text:p>
        </text:list-item>
      </text:list>
      <text:p text:style-name="P12"><draw:frame draw:style-name="fr1" draw:name="Ramka2" text:anchor-type="paragraph" svg:width="9.296cm" draw:z-index="11"><draw:text-box fo:min-height="2.136cm"><text:p text:style-name="Table"><draw:frame draw:style-name="fr4" draw:name="Obiekt11" text:anchor-type="paragraph" svg:x="0.004cm" svg:y="0.002cm" svg:width="9.296cm" style:rel-width="100%" svg:height="2.136cm" style:rel-height="scale" draw:z-index="12"><draw:object xlink:href="./Object 11" xlink:type="simple" xlink:show="embed" xlink:actuate="onLoad"/><draw:image xlink:href="./ObjectReplacements/Object 11" xlink:type="simple" xlink:show="embed" xlink:actuate="onLoad"/></draw:frame>Tabela <text:sequence text:ref-name="refTable1" text:name="Table" text:formula="ooow:Table+1" style:num-format="1">2</text:sequence>: Macierz wektorów własnych</text:p></draw:text-box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list xml:id="list172960921" text:continue-numbering="true" text:style-name="L2">
        <text:list-item>
          <text:p text:style-name="P11"><text:span text:style-name="T5">Wartości własne</text:span></text:p>
          <text:p text:style-name="P11"><text:span text:style-name="T5"/></text:p>
          <text:p text:style-name="P11"><draw:frame draw:style-name="fr1" draw:name="Ramka3" text:anchor-type="paragraph" svg:width="1.859cm" draw:z-index="13"><draw:text-box fo:min-height="2.134cm"><text:p text:style-name="Table"><draw:frame draw:style-name="fr4" draw:name="Obiekt12" text:anchor-type="paragraph" svg:x="0.004cm" svg:y="0.002cm" svg:width="1.859cm" style:rel-width="100%" svg:height="2.134cm" style:rel-height="scale" draw:z-index="14"><draw:object xlink:href="./Object 12" xlink:type="simple" xlink:show="embed" xlink:actuate="onLoad"/><draw:image xlink:href="./ObjectReplacements/Object 12" xlink:type="simple" xlink:show="embed" xlink:actuate="onLoad"/></draw:frame>Tabela <text:sequence text:ref-name="refTable2" text:name="Table" text:formula="ooow:Table+1" style:num-format="1">3</text:sequence>: Wartości własne</text:p></draw:text-box></draw:frame><text:span text:style-name="T5"/></text:p>
        </text:list-item>
      </text:list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list xml:id="list82857689" text:continue-numbering="true" text:style-name="L2">
        <text:list-item>
          <text:p text:style-name="P9"><text:span text:style-name="T5">Wartości własne </text:span><text:span text:style-name="T5"><draw:frame draw:style-name="fr3" draw:name="Obiekt14" text:anchor-type="as-char" svg:y="-0.31cm" svg:width="0.566cm" svg:height="0.466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    <text:p text:style-name="P9"><text:span text:style-name="T5"/></text:p>
        </text:list-item>
      </text:list>
      <text:p text:style-name="P8"><draw:frame draw:style-name="fr5" draw:name="Obiekt15" text:anchor-type="paragraph" svg:width="1.859cm" svg:height="2.134cm" draw:z-index="17"><draw:object xlink:href="./Object 15" xlink:type="simple" xlink:show="embed" xlink:actuate="onLoad"/><draw:image xlink:href="./ObjectReplacements/Object 15" xlink:type="simple" xlink:show="embed" xlink:actuate="onLoad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4.Wnioski </text:span></text:p>
      <text:p text:style-name="P8"><text:span text:style-name="T5"><text:tab/>Aby wyznaczyć wartości własne macierzy A najpierw musieliśmy wyznaczyć wartości własne macierzy trójdiagonalnej następnie używając macierzy P mogliśmy wyznaczyć wartości i wektory własne macierzy A jest tak ponieważ macierze działają jak operatory. Uzyskaliśmy wartości prawie poprawne, pewne niejasności wynikają z błędów numerycznych i zaokrągleń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01-23T22:37:43</meta:creation-date>
    <dc:date>2014-01-28T19:15:46</dc:date>
    <dc:creator>wemstar </dc:creator>
    <meta:editing-duration>PT14M13S</meta:editing-duration>
    <meta:editing-cycles>3</meta:editing-cycles>
    <meta:generator>LibreOffice/4.0.2.2$Linux_X86_64 LibreOffice_project/400m0$Build-2</meta:generator>
    <meta:document-statistic meta:table-count="1" meta:image-count="0" meta:object-count="17" meta:page-count="3" meta:paragraph-count="41" meta:word-count="252" meta:character-count="1811" meta:non-whitespace-character-count="1589"/>
  </office:meta>
</office:document-meta>
</file>

<file path=Object 1/content.xml><?xml version="1.0" encoding="utf-8"?>
<math xmlns="http://www.w3.org/1998/Math/MathML">
  <semantics>
    <mrow>
      <mrow>
        <msub>
          <mi mathvariant="italic">Ax</mi>
          <mi>k</mi>
        </msub>
        <mo stretchy="false">=</mo>
        <msub>
          <mo stretchy="false">λ</mo>
          <mi>k</mi>
        </msub>
      </mrow>
      <msub>
        <mi>x</mi>
        <mi>k</mi>
      </msub>
    </mrow>
    <annotation encoding="StarMath 5.0">Ax_k=%ilambda_k x_k 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0.127995</text:p>
          </table:table-cell>
          <table:table-cell table:style-name="ce2" office:value-type="string">
            <text:p>0.473318</text:p>
          </table:table-cell>
          <table:table-cell table:style-name="ce2" office:value-type="string">
            <text:p>0.748056</text:p>
          </table:table-cell>
          <table:table-cell table:style-name="ce2" office:value-type="string">
            <text:p>-0.447214</text:p>
          </table:table-cell>
          <table:table-cell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0.559029</text:p>
          </table:table-cell>
          <table:table-cell table:style-name="ce2" office:value-type="string">
            <text:p>-0.639797</text:p>
          </table:table-cell>
          <table:table-cell table:style-name="ce2" office:value-type="string">
            <text:p>0.211690</text:p>
          </table:table-cell>
          <table:table-cell table:style-name="ce2" office:value-type="string">
            <text:p>-0.483046</text:p>
          </table:table-cell>
          <table:table-cell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0.753370</text:p>
          </table:table-cell>
          <table:table-cell table:style-name="ce2" office:value-type="string">
            <text:p>-0.341655</text:p>
          </table:table-cell>
          <table:table-cell table:style-name="ce2" office:value-type="string">
            <text:p>-0.221449</text:p>
          </table:table-cell>
          <table:table-cell table:style-name="ce2" office:value-type="string">
            <text:p>-0.516398</text:p>
          </table:table-cell>
          <table:table-cell table:style-name="ce2" office:value-type="string">
            <text:p>0.000000</text:p>
          </table:table-cell>
        </table:table-row>
        <table:table-row table:style-name="ro2">
          <table:table-cell table:style-name="ce2" office:value-type="string">
            <text:p>-0.321774</text:p>
          </table:table-cell>
          <table:table-cell table:style-name="ce2" office:value-type="string">
            <text:p>0.499901</text:p>
          </table:table-cell>
          <table:table-cell table:style-name="ce2" office:value-type="string">
            <text:p>-0.588694</text:p>
          </table:table-cell>
          <table:table-cell table:style-name="ce2" office:value-type="string">
            <text:p>-0.547723</text:p>
          </table:table-cell>
          <table:table-cell table:style-name="ce2" office:value-type="string">
            <text:p>0.000000</text:p>
          </table:table-cell>
        </table:table-row>
        <table:table-row table:style-name="ro2">
          <table:table-cell table:number-columns-repeated="4" table:style-name="ce2" office:value-type="string">
            <text:p>0.000000</text:p>
          </table:table-cell>
          <table:table-cell table:style-name="ce2" office:value-type="string">
            <text:p>1.000000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18:44:0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style-name="ce2" office:value-type="string">
            <text:p>-0.860161</text:p>
          </table:table-cell>
          <table:table-cell table:style-name="ce2" office:value-type="string">
            <text:p>-0.509986</text:p>
          </table:table-cell>
          <table:table-cell table:style-name="ce2" office:value-type="string">
            <text:p>-0.006045</text:p>
          </table:table-cell>
          <table:table-cell table:style-name="ce2" office:value-type="string">
            <text:p>0.000001</text:p>
          </table:table-cell>
          <table:table-cell table:style-name="ce2" office:value-type="string">
            <text:p>-0.000000</text:p>
          </table:table-cell>
        </table:table-row>
        <table:table-row table:style-name="ro2">
          <table:table-cell table:style-name="ce2" office:value-type="string">
            <text:p>0.371571</text:p>
          </table:table-cell>
          <table:table-cell table:style-name="ce2" office:value-type="string">
            <text:p>-0.618499</text:p>
          </table:table-cell>
          <table:table-cell table:style-name="ce2" office:value-type="string">
            <text:p>-0.692329</text:p>
          </table:table-cell>
          <table:table-cell table:style-name="ce2" office:value-type="string">
            <text:p>0.008616</text:p>
          </table:table-cell>
          <table:table-cell table:style-name="ce2" office:value-type="string">
            <text:p>0.000008</text:p>
          </table:table-cell>
        </table:table-row>
        <table:table-row table:style-name="ro2">
          <table:table-cell table:style-name="ce2" office:value-type="string">
            <text:p>-0.216227</text:p>
          </table:table-cell>
          <table:table-cell table:style-name="ce2" office:value-type="string">
            <text:p>0.369873</text:p>
          </table:table-cell>
          <table:table-cell table:style-name="ce2" office:value-type="string">
            <text:p>-0.436638</text:p>
          </table:table-cell>
          <table:table-cell table:style-name="ce2" office:value-type="string">
            <text:p>0.790691</text:p>
          </table:table-cell>
          <table:table-cell table:style-name="ce2" office:value-type="string">
            <text:p>-0.024372</text:p>
          </table:table-cell>
        </table:table-row>
        <table:table-row table:style-name="ro2">
          <table:table-cell table:style-name="ce2" office:value-type="string">
            <text:p>-0.137207</text:p>
          </table:table-cell>
          <table:table-cell table:style-name="ce2" office:value-type="string">
            <text:p>0.234827</text:p>
          </table:table-cell>
          <table:table-cell table:style-name="ce2" office:value-type="string">
            <text:p>-0.287573</text:p>
          </table:table-cell>
          <table:table-cell table:style-name="ce2" office:value-type="string">
            <text:p>-0.332559</text:p>
          </table:table-cell>
          <table:table-cell table:style-name="ce2" office:value-type="string">
            <text:p>-0.856000</text:p>
          </table:table-cell>
        </table:table-row>
        <table:table-row table:style-name="ro2">
          <table:table-cell table:style-name="ce2" office:value-type="string">
            <text:p>-0.237650</text:p>
          </table:table-cell>
          <table:table-cell table:style-name="ce2" office:value-type="string">
            <text:p>0.406723</text:p>
          </table:table-cell>
          <table:table-cell table:style-name="ce2" office:value-type="string">
            <text:p>-0.497285</text:p>
          </table:table-cell>
          <table:table-cell table:style-name="ce2" office:value-type="string">
            <text:p>-0.513943</text:p>
          </table:table-cell>
          <table:table-cell table:style-name="ce2" office:value-type="string">
            <text:p>0.516400</text:p>
          </table:table-cell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18:45: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2">
          <table:table-cell table:style-name="ce2" office:value-type="string">
            <text:p>-0.000000</text:p>
          </table:table-cell>
        </table:table-row>
        <table:table-row table:style-name="ro2">
          <table:table-cell table:style-name="ce2" office:value-type="string">
            <text:p>-0.000073</text:p>
          </table:table-cell>
        </table:table-row>
        <table:table-row table:style-name="ro2">
          <table:table-cell table:style-name="ce2" office:value-type="string">
            <text:p>-0.005117</text:p>
          </table:table-cell>
        </table:table-row>
        <table:table-row table:style-name="ro2">
          <table:table-cell table:style-name="ce2" office:value-type="string">
            <text:p>-0.381893</text:p>
          </table:table-cell>
        </table:table-row>
        <table:table-row table:style-name="ro2">
          <table:table-cell table:style-name="ce2" office:value-type="string">
            <text:p>12.241493</text:p>
          </table:table-cell>
        </table:table-row>
        <table:table-row table:style-name="ro2" table:number-rows-repeated="104855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18:46:5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math xmlns="http://www.w3.org/1998/Math/MathML">
  <semantics>
    <mrow>
      <mrow>
        <msub>
          <mo stretchy="false">β</mo>
          <mi>k</mi>
        </msub>
        <mo stretchy="false">=</mo>
        <mfrac>
          <mrow>
            <mrow>
              <mo stretchy="false">(</mo>
              <mrow>
                <mrow>
                  <msub>
                    <mi>x</mi>
                    <mi>k</mi>
                  </msub>
                  <mo stretchy="false">⋅</mo>
                  <msub>
                    <mi mathvariant="italic">Ak</mi>
                    <mi>x</mi>
                  </msub>
                </mrow>
              </mrow>
              <mo stretchy="false">)</mo>
            </mrow>
          </mrow>
          <mrow>
            <mrow>
              <mo stretchy="false">(</mo>
              <mrow>
                <mrow>
                  <msub>
                    <mi>x</mi>
                    <mi>k</mi>
                  </msub>
                  <mo stretchy="false">⋅</mo>
                  <msub>
                    <mi>x</mi>
                    <mi>k</mi>
                  </msub>
                </mrow>
              </mrow>
              <mo stretchy="false">)</mo>
            </mrow>
          </mrow>
        </mfrac>
      </mrow>
    </mrow>
    <annotation encoding="StarMath 5.0">%ibeta_k={(x_k cdot   Ak_x)}over{(x_k cdot x_k)}</annotation>
  </semantics>
</math>
</file>

<file path=Object 14/content.xml><?xml version="1.0" encoding="utf-8"?>
<math xmlns="http://www.w3.org/1998/Math/MathML">
  <semantics>
    <mrow>
      <msub>
        <mo stretchy="false">β</mo>
        <mi>k</mi>
      </msub>
    </mrow>
    <annotation encoding="StarMath 5.0">%ibeta_k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 table:number-rows-repeated="19">
          <table:table-cell/>
        </table:table-row>
        <table:table-row table:style-name="ro2">
          <table:table-cell table:style-name="ce2" office:value-type="string">
            <text:p>-0.000001</text:p>
          </table:table-cell>
        </table:table-row>
        <table:table-row table:style-name="ro2">
          <table:table-cell table:style-name="ce2" office:value-type="string">
            <text:p>-0.000074</text:p>
          </table:table-cell>
        </table:table-row>
        <table:table-row table:style-name="ro2">
          <table:table-cell table:style-name="ce2" office:value-type="string">
            <text:p>-0.005117</text:p>
          </table:table-cell>
        </table:table-row>
        <table:table-row table:style-name="ro2">
          <table:table-cell table:style-name="ce2" office:value-type="string">
            <text:p>-0.381893</text:p>
          </table:table-cell>
        </table:table-row>
        <table:table-row table:style-name="ro2">
          <table:table-cell table:style-name="ce2" office:value-type="string">
            <text:p>12.241493</text:p>
          </table:table-cell>
        </table:table-row>
        <table:table-row table:style-name="ro2" table:number-rows-repeated="104855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.00.0000</text:date>, <text:time style:data-style-name="N2" text:time-value="0000-00-00T18:50: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math xmlns="http://www.w3.org/1998/Math/MathML">
  <semantics>
    <mrow>
      <msub>
        <mi>A</mi>
        <mo stretchy="false">λ</mo>
      </msub>
      <mrow>
        <mi>X</mi>
        <mo stretchy="false">=</mo>
        <mn>0</mn>
      </mrow>
    </mrow>
    <annotation encoding="StarMath 5.0">A_%lambda X =0</annotation>
  </semantics>
</math>
</file>

<file path=Object 17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o stretchy="false">[</mo>
          <mrow>
            <msub>
              <mi>a</mi>
              <mi mathvariant="italic">ii</mi>
            </msub>
          </mrow>
          <mo stretchy="false">]</mo>
        </mrow>
      </mrow>
    </mrow>
    <annotation encoding="StarMath 5.0">A=[a_ii]</annotation>
  </semantics>
</math>
</file>

<file path=Object 3/content.xml><?xml version="1.0" encoding="utf-8"?>
<math xmlns="http://www.w3.org/1998/Math/MathML">
  <semantics>
    <mrow>
      <msub>
        <mo stretchy="false">λ</mo>
        <mi>k</mi>
      </msub>
    </mrow>
    <annotation encoding="StarMath 5.0">%ilambda_k</annotation>
  </semantics>
</math>
</file>

<file path=Object 4/content.xml><?xml version="1.0" encoding="utf-8"?>
<math xmlns="http://www.w3.org/1998/Math/MathML">
  <semantics>
    <mrow>
      <msub>
        <mi>a</mi>
        <mi mathvariant="italic">ij</mi>
      </msub>
      <mi>,</mi>
      <msub>
        <mo stretchy="false">λ</mo>
        <mi>k</mi>
      </msub>
      <mi>,</mi>
      <mrow>
        <msubsup>
          <mi>x</mi>
          <mi>m</mi>
          <mrow>
            <mo stretchy="false">(</mo>
            <mrow>
              <mi>k</mi>
            </mrow>
            <mo stretchy="false">)</mo>
          </mrow>
        </msubsup>
        <mo stretchy="false">∈</mo>
        <mi>C</mi>
      </mrow>
    </mrow>
    <annotation encoding="StarMath 5.0">a_ij ,%ilambda_k,x_m^(k)  in C</annotation>
  </semantics>
</math>
</file>

<file path=Object 5/content.xml><?xml version="1.0" encoding="utf-8"?>
<math xmlns="http://www.w3.org/1998/Math/MathML">
  <semantics>
    <mrow>
      <mo stretchy="false">λ</mo>
    </mrow>
    <annotation encoding="StarMath 5.0">%ilambda</annotation>
  </semantics>
</math>
</file>

<file path=Object 6/content.xml><?xml version="1.0" encoding="utf-8"?>
<math xmlns="http://www.w3.org/1998/Math/MathML">
  <semantics>
    <mrow>
      <mrow>
        <mi mathvariant="italic">Ax</mi>
        <mo stretchy="false">=</mo>
        <mo stretchy="false">λ</mo>
      </mrow>
      <mi>x</mi>
    </mrow>
    <annotation encoding="StarMath 5.0">Ax=%ilambda x</annotation>
  </semantics>
</math>
</file>

<file path=Object 7/content.xml><?xml version="1.0" encoding="utf-8"?>
<math xmlns="http://www.w3.org/1998/Math/MathML">
  <semantics>
    <mrow>
      <mo stretchy="false">λ</mo>
    </mrow>
    <annotation encoding="StarMath 5.0">%ilambda</annotation>
  </semantics>
</math>
</file>

<file path=Object 8/content.xml><?xml version="1.0" encoding="utf-8"?>
<math xmlns="http://www.w3.org/1998/Math/MathML">
  <semantics>
    <mrow>
      <mrow>
        <msub>
          <mi>A</mi>
          <mo stretchy="false">λ</mo>
        </msub>
        <mo stretchy="false">=</mo>
        <mrow>
          <mo stretchy="false">(</mo>
          <mrow>
            <mrow>
              <mi>A</mi>
              <mo stretchy="false">−</mo>
              <mo stretchy="false">λ</mo>
            </mrow>
            <mi>I</mi>
          </mrow>
          <mo stretchy="false">)</mo>
        </mrow>
      </mrow>
    </mrow>
    <annotation encoding="StarMath 5.0">A_%lambda=(A - %lambda I)</annotation>
  </semantics>
</math>
</file>

<file path=Object 9/content.xml><?xml version="1.0" encoding="utf-8"?>
<math xmlns="http://www.w3.org/1998/Math/MathML">
  <semantics>
    <mrow>
      <mrow>
        <msub>
          <mi>A</mi>
          <mi mathvariant="italic">ij</mi>
        </msub>
        <mo stretchy="false">=</mo>
        <msqrt>
          <mrow>
            <mo stretchy="false">(</mo>
            <mrow>
              <mrow>
                <mi>i</mi>
                <mo stretchy="false">+</mo>
                <mi>j</mi>
              </mrow>
            </mrow>
            <mo stretchy="false">)</mo>
          </mrow>
        </msqrt>
      </mrow>
    </mrow>
    <annotation encoding="StarMath 5.0">A_ij=sqrt(i+j)</annotation>
  </semantics>
</math>
</file>